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row table:style-name="ro1">
          <table:table-cell office:value-type="string">
            <text:p>TileID</text:p>
          </table:table-cell>
          <table:table-cell office:value-type="string">
            <text:p>Begehbar</text:p>
          </table:table-cell>
          <table:table-cell office:value-type="string">
            <text:p>Zerstörbar</text:p>
          </table:table-cell>
          <table:table-cell office:value-type="string">
            <text:p>Grafik</text:p>
          </table:table-cell>
          <table:table-cell office:value-type="string">
            <text:p>Notiz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/>
          <table:table-cell office:value-type="string">
            <text:p>fehlerblock</text:p>
          </table:table-cell>
          <table:table-cell table:number-columns-repeated="3"/>
          <table:table-cell office:value-type="string">
            <text:p>TileTemplate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Ein grüner Testras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/>
          <table:table-cell office:value-type="string">
            <text:p>eine mauer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exit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4T15:15:52</meta:creation-date>
    <dc:date>2012-06-03T14:44:37</dc:date>
    <meta:editing-duration>P0D</meta:editing-duration>
    <meta:editing-cycles>4</meta:editing-cycles>
    <meta:generator>LibreOffice/3.5$Linux_x86 LibreOffice_project/350m1$Build-202</meta:generator>
    <meta:document-statistic meta:table-count="3" meta:cell-count="40" meta:object-count="0"/>
  </office:meta>
</office:document-meta>
</file>